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72in"/>
    </style:style>
    <style:style style:name="co3" style:family="table-column">
      <style:table-column-properties fo:break-before="auto" style:column-width="4.4791in"/>
    </style:style>
    <style:style style:name="co4" style:family="table-column">
      <style:table-column-properties fo:break-before="auto" style:column-width="4.740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default-cell-style-name="ce2"/>
        <table:table-column table:style-name="co2" table:default-cell-style-name="ce2"/>
        <table:table-column table:style-name="co3" table:default-cell-style-name="ce1"/>
        <table:table-column table:style-name="co4" table:default-cell-style-name="ce1"/>
        <table:table-row table:style-name="ro1">
          <table:table-cell office:value-type="float" office:value="165">
            <text:p>165</text:p>
          </table:table-cell>
          <table:table-cell office:value-type="string">
            <text:p>paper</text:p>
          </table:table-cell>
          <table:table-cell office:value-type="string">
            <text:p>pa-per</text:p>
          </table:table-cell>
          <table:table-cell office:value-type="string">
            <text:p>a flat piece of wood that you write on</text:p>
          </table:table-cell>
          <table:table-cell office:value-type="string">
            <text:p>This toy plane is made of paper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boat</text:p>
          </table:table-cell>
          <table:table-cell office:value-type="string">
            <text:p>a vehicle that can float on water</text:p>
          </table:table-cell>
          <table:table-cell office:value-type="string">
            <text:p>We leave our boat by the shore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plane</text:p>
          </table:table-cell>
          <table:table-cell office:value-type="string">
            <text:p>a vehicle that can fly with wings</text:p>
          </table:table-cell>
          <table:table-cell office:value-type="string">
            <text:p>Planes land at the airport.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number-columns-repeated="2" office:value-type="string">
            <text:p>tent</text:p>
          </table:table-cell>
          <table:table-cell office:value-type="string">
            <text:p>a house you can take camping</text:p>
          </table:table-cell>
          <table:table-cell office:value-type="string">
            <text:p>They are living in large tents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make</text:p>
          </table:table-cell>
          <table:table-cell office:value-type="string">
            <text:p>to build</text:p>
          </table:table-cell>
          <table:table-cell office:value-type="string">
            <text:p>My mom is making a dress for m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you can eat off of</text:p>
          </table:table-cell>
          <table:table-cell office:value-type="string">
            <text:p>Put the plates on the table.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number-columns-repeated="2" office:value-type="string">
            <text:p>save</text:p>
          </table:table-cell>
          <table:table-cell office:value-type="string">
            <text:p>to keep for later</text:p>
          </table:table-cell>
          <table:table-cell office:value-type="string">
            <text:p>I am saving money to buy toys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hold many people</text:p>
          </table:table-cell>
          <table:table-cell office:value-type="string">
            <text:p>He works as a bus driver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tail</text:p>
          </table:table-cell>
          <table:table-cell office:value-type="string">
            <text:p>the long part on the back of an animal</text:p>
          </table:table-cell>
          <table:table-cell office:value-type="string">
            <text:p>The dog is wagging its tail.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number-columns-repeated="2" office:value-type="string">
            <text:p>cane</text:p>
          </table:table-cell>
          <table:table-cell office:value-type="string">
            <text:p>a stick that you use to walk</text:p>
          </table:table-cell>
          <table:table-cell office:value-type="string">
            <text:p>The old man walks with a cane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rake</text:p>
          </table:table-cell>
          <table:table-cell office:value-type="string">
            <text:p>a tool that you can use to move leaves</text:p>
          </table:table-cell>
          <table:table-cell office:value-type="string">
            <text:p>I use a rake to pull weeds.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gate</text:p>
          </table:table-cell>
          <table:table-cell office:value-type="string">
            <text:p>a door in a wall or fence</text:p>
          </table:table-cell>
          <table:table-cell office:value-type="string">
            <text:p>Please don't close the front gate!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number-columns-repeated="2" office:value-type="string">
            <text:p>tape</text:p>
          </table:table-cell>
          <table:table-cell office:value-type="string">
            <text:p>a sticky string you can use to keep things together</text:p>
          </table:table-cell>
          <table:table-cell office:value-type="string">
            <text:p>Put some tape on it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nail</text:p>
          </table:table-cell>
          <table:table-cell office:value-type="string">
            <text:p>a piece of metal you can use to keep things together</text:p>
          </table:table-cell>
          <table:table-cell office:value-type="string">
            <text:p>Hit the nail with the hammer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jay</text:p>
          </table:table-cell>
          <table:table-cell office:value-type="string">
            <text:p>a type of bird</text:p>
          </table:table-cell>
          <table:table-cell office:value-type="string">
            <text:p>There is a blue jay in that tree.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number-columns-repeated="2" office:value-type="string">
            <text:p>pay</text:p>
          </table:table-cell>
          <table:table-cell office:value-type="string">
            <text:p>to give someone money</text:p>
          </table:table-cell>
          <table:table-cell office:value-type="string">
            <text:p>You have to pay for cand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lake</text:p>
          </table:table-cell>
          <table:table-cell office:value-type="string">
            <text:p>a big place with water that is not flowing</text:p>
          </table:table-cell>
          <table:table-cell office:value-type="string">
            <text:p>Let's go swim in the lake!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snail</text:p>
          </table:table-cell>
          <table:table-cell office:value-type="string">
            <text:p>an animal with a curly shell</text:p>
          </table:table-cell>
          <table:table-cell office:value-type="string">
            <text:p>Snails move very slowly.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number-columns-repeated="2" office:value-type="string">
            <text:p>cage</text:p>
          </table:table-cell>
          <table:table-cell office:value-type="string">
            <text:p>a box made of metal that you can see in</text:p>
          </table:table-cell>
          <table:table-cell office:value-type="string">
            <text:p>Don't let the bird out of the cage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ail</text:p>
          </table:table-cell>
          <table:table-cell office:value-type="string">
            <text:p>to use a boat to move</text:p>
          </table:table-cell>
          <table:table-cell office:value-type="string">
            <text:p>The boat sails from Taiwan to Japan.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cave</text:p>
          </table:table-cell>
          <table:table-cell office:value-type="string">
            <text:p>a hole in a mountain</text:p>
          </table:table-cell>
          <table:table-cell office:value-type="string">
            <text:p>Is it always dark in caves?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number-columns-repeated="2" office:value-type="string">
            <text:p>stage</text:p>
          </table:table-cell>
          <table:table-cell office:value-type="string">
            <text:p>a big flat place where a singer can sing</text:p>
          </table:table-cell>
          <table:table-cell office:value-type="string">
            <text:p>There are only two dancers on stage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mail</text:p>
          </table:table-cell>
          <table:table-cell office:value-type="string">
            <text:p>letters to send to someone</text:p>
          </table:table-cell>
          <table:table-cell office:value-type="string">
            <text:p>Now I can receive mail!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tray</text:p>
          </table:table-cell>
          <table:table-cell office:value-type="string">
            <text:p>a flat thing you can use to carry other things</text:p>
          </table:table-cell>
          <table:table-cell office:value-type="string">
            <text:p>He is eating lunch off a tray.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number-columns-repeated="2" office:value-type="string">
            <text:p>rhyme</text:p>
          </table:table-cell>
          <table:table-cell office:value-type="string">
            <text:p>when two words have the same ending sound</text:p>
          </table:table-cell>
          <table:table-cell office:value-type="string">
            <text:p>I write sentences in rhy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frame</text:p>
          </table:table-cell>
          <table:table-cell office:value-type="string">
            <text:p>the outside of a picture or window</text:p>
          </table:table-cell>
          <table:table-cell office:value-type="string">
            <text:p>She placed photo in a frame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safe</text:p>
          </table:table-cell>
          <table:table-cell office:value-type="string">
            <text:p>not dangerous</text:p>
          </table:table-cell>
          <table:table-cell office:value-type="string">
            <text:p>It is safe for us to cross the road.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number-columns-repeated="2" office:value-type="string">
            <text:p>whale</text:p>
          </table:table-cell>
          <table:table-cell office:value-type="string">
            <text:p>a big mammal that lives in the ocean</text:p>
          </table:table-cell>
          <table:table-cell office:value-type="string">
            <text:p>Giant blue whales feed on plankton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wave</text:p>
          </table:table-cell>
          <table:table-cell office:value-type="string">
            <text:p>a big piece of moving water</text:p>
          </table:table-cell>
          <table:table-cell office:value-type="string">
            <text:p>Surfers look for the best waves.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number-columns-repeated="2" office:value-type="string">
            <text:p>vase</text:p>
          </table:table-cell>
          <table:table-cell office:value-type="string">
            <text:p>a cup for holding flowers</text:p>
          </table:table-cell>
          <table:table-cell office:value-type="string">
            <text:p>I put the flowers in a vase.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pan</text:p>
          </table:table-cell>
          <table:table-cell office:value-type="string">
            <text:p>a flat place used for cooking</text:p>
          </table:table-cell>
          <table:table-cell office:value-type="string">
            <text:p>Do we need a pan to make pancakes?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number-columns-repeated="2" office:value-type="string">
            <text:p>jacks</text:p>
          </table:table-cell>
          <table:table-cell office:value-type="string">
            <text:p>a game with a ball and spiky pieces</text:p>
          </table:table-cell>
          <table:table-cell office:value-type="string">
            <text:p>How do you play the game Jacks?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waste</text:p>
          </table:table-cell>
          <table:table-cell office:value-type="string">
            <text:p>to throw something away that can still be used</text:p>
          </table:table-cell>
          <table:table-cell office:value-type="string">
            <text:p>Don't waste your food!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number-columns-repeated="2" office:value-type="string">
            <text:p>face</text:p>
          </table:table-cell>
          <table:table-cell office:value-type="string">
            <text:p>the part of your head with eyes, nose, mouth</text:p>
          </table:table-cell>
          <table:table-cell office:value-type="string">
            <text:p>She turned her face away from me.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recycle</text:p>
          </table:table-cell>
          <table:table-cell office:value-type="string">
            <text:p>re-cy-cle</text:p>
          </table:table-cell>
          <table:table-cell office:value-type="string">
            <text:p>to use something again</text:p>
          </table:table-cell>
          <table:table-cell office:value-type="string">
            <text:p>Please recycle your paper to save trees!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number-columns-repeated="2" office:value-type="string">
            <text:p>toss</text:p>
          </table:table-cell>
          <table:table-cell office:value-type="string">
            <text:p>small throw</text:p>
          </table:table-cell>
          <table:table-cell office:value-type="string">
            <text:p>Max tosses his bag on to the couch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pe</text:p>
          </table:table-cell>
          <table:table-cell office:value-type="string">
            <text:p>a cloth that Superman wears on his back</text:p>
          </table:table-cell>
          <table:table-cell office:value-type="string">
            <text:p>Is he wearing a cape?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fan</text:p>
          </table:table-cell>
          <table:table-cell office:value-type="string">
            <text:p>a machine that blows air</text:p>
          </table:table-cell>
          <table:table-cell office:value-type="string">
            <text:p>The fan is over my head.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number-columns-repeated="2" office:value-type="string">
            <text:p>can</text:p>
          </table:table-cell>
          <table:table-cell office:value-type="string">
            <text:p>a metal container</text:p>
          </table:table-cell>
          <table:table-cell office:value-type="string">
            <text:p>She is holding a can of Coke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hive</text:p>
          </table:table-cell>
          <table:table-cell office:value-type="string">
            <text:p>a bee home</text:p>
          </table:table-cell>
          <table:table-cell office:value-type="string">
            <text:p>Bees live in hives.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vine</text:p>
          </table:table-cell>
          <table:table-cell office:value-type="string">
            <text:p>a long plant that can grow up walls</text:p>
          </table:table-cell>
          <table:table-cell office:value-type="string">
            <text:p>How do you get a vine to climb a wall?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number-columns-repeated="2" office:value-type="string">
            <text:p>dive</text:p>
          </table:table-cell>
          <table:table-cell office:value-type="string">
            <text:p>to jump in water, to go down quickly</text:p>
          </table:table-cell>
          <table:table-cell office:value-type="string">
            <text:p>Can you dive in water?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tie</text:p>
          </table:table-cell>
          <table:table-cell office:value-type="string">
            <text:p>to make a knot, to put to strings together</text:p>
          </table:table-cell>
          <table:table-cell office:value-type="string">
            <text:p>There are many ways to tie your shoe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bride</text:p>
          </table:table-cell>
          <table:table-cell office:value-type="string">
            <text:p>a woman who is getting married</text:p>
          </table:table-cell>
          <table:table-cell office:value-type="string">
            <text:p>The bride is the one in the white dress.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can win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lime</text:p>
          </table:table-cell>
          <table:table-cell office:value-type="string">
            <text:p>a green lemon, a sour fruit</text:p>
          </table:table-cell>
          <table:table-cell office:value-type="string">
            <text:p>People often use lime in drinks.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bite</text:p>
          </table:table-cell>
          <table:table-cell office:value-type="string">
            <text:p>to use your teeth to eat</text:p>
          </table:table-cell>
          <table:table-cell office:value-type="string">
            <text:p>Does your dog bite?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number-columns-repeated="2" office:value-type="string">
            <text:p>hide</text:p>
          </table:table-cell>
          <table:table-cell office:value-type="string">
            <text:p>to go somewhere so someone can't see you</text:p>
          </table:table-cell>
          <table:table-cell office:value-type="string">
            <text:p>Where is he hiding?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high</text:p>
          </table:table-cell>
          <table:table-cell office:value-type="string">
            <text:p>in the sky, very tall</text:p>
          </table:table-cell>
          <table:table-cell office:value-type="string">
            <text:p>Cats can climb to high places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tight</text:p>
          </table:table-cell>
          <table:table-cell office:value-type="string">
            <text:p>not easy to move, when a hole is too small, when you pull a knot</text:p>
          </table:table-cell>
          <table:table-cell office:value-type="string">
            <text:p>I can't untie the knot - it's too tight.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number-columns-repeated="2" office:value-type="string">
            <text:p>right</text:p>
          </table:table-cell>
          <table:table-cell office:value-type="string">
            <text:p>the opposite of left, opposite of your heart</text:p>
          </table:table-cell>
          <table:table-cell office:value-type="string">
            <text:p>Most people write with their right hand.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number-columns-repeated="2" office:value-type="string">
            <text:p>night</text:p>
          </table:table-cell>
          <table:table-cell office:value-type="string">
            <text:p>when it's dark, not day</text:p>
          </table:table-cell>
          <table:table-cell office:value-type="string">
            <text:p>It is a dark moonless night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fine</text:p>
          </table:table-cell>
          <table:table-cell office:value-type="string">
            <text:p>okay, nice</text:p>
          </table:table-cell>
          <table:table-cell office:value-type="string">
            <text:p>We are staying in a fine room.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side</text:p>
          </table:table-cell>
          <table:table-cell office:value-type="string">
            <text:p>the wall, the end, the part that isn't the top or bottom</text:p>
          </table:table-cell>
          <table:table-cell office:value-type="string">
            <text:p>Which side do you sleep on?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number-columns-repeated="2" office:value-type="string">
            <text:p>wide</text:p>
          </table:table-cell>
          <table:table-cell office:value-type="string">
            <text:p>fat, not thin</text:p>
          </table:table-cell>
          <table:table-cell office:value-type="string">
            <text:p>We drove on the wide road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pin</text:p>
          </table:table-cell>
          <table:table-cell office:value-type="string">
            <text:p>a needle that can hold things</text:p>
          </table:table-cell>
          <table:table-cell office:value-type="string">
            <text:p>She used a pin to hold two pieces together.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rip</text:p>
          </table:table-cell>
          <table:table-cell office:value-type="string">
            <text:p>to pull into two pieces</text:p>
          </table:table-cell>
          <table:table-cell office:value-type="string">
            <text:p>Careful! Don't rip my jacket!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number-columns-repeated="2" office:value-type="string">
            <text:p>tip</text:p>
          </table:table-cell>
          <table:table-cell office:value-type="string">
            <text:p>the top, the end, the pointy part</text:p>
          </table:table-cell>
          <table:table-cell office:value-type="string">
            <text:p>George pressed the tips of his fingers together.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uzzle</text:p>
          </table:table-cell>
          <table:table-cell office:value-type="string">
            <text:p>puz-zle</text:p>
          </table:table-cell>
          <table:table-cell office:value-type="string">
            <text:p>a game that is hard to think about</text:p>
          </table:table-cell>
          <table:table-cell office:value-type="string">
            <text:p>Those who solve this puzzle in the shortest time win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dime</text:p>
          </table:table-cell>
          <table:table-cell office:value-type="string">
            <text:p>a kind of money in America</text:p>
          </table:table-cell>
          <table:table-cell office:value-type="string">
            <text:p>She doesn't have a dim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line</text:p>
          </table:table-cell>
          <table:table-cell office:value-type="string">
            <text:p>a long drawing that is straight</text:p>
          </table:table-cell>
          <table:table-cell office:value-type="string">
            <text:p>I need a ruler to draw a straight line.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number-columns-repeated="2" office:value-type="string">
            <text:p>kite</text:p>
          </table:table-cell>
          <table:table-cell office:value-type="string">
            <text:p>a toy that can fly with a wing</text:p>
          </table:table-cell>
          <table:table-cell office:value-type="string">
            <text:p>We see a kite flying in the sky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kit</text:p>
          </table:table-cell>
          <table:table-cell office:value-type="string">
            <text:p>a box with many useful things inside</text:p>
          </table:table-cell>
          <table:table-cell office:value-type="string">
            <text:p>I always carry a first-aid kit.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number-columns-repeated="2" office:value-type="string">
            <text:p>bib</text:p>
          </table:table-cell>
          <table:table-cell office:value-type="string">
            <text:p>a cover to stop food from falling onto your body</text:p>
          </table:table-cell>
          <table:table-cell office:value-type="string">
            <text:p>The baby is slobbering all over her bib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sale</text:p>
          </table:table-cell>
          <table:table-cell office:value-type="string">
            <text:p>when the price is lower than normal</text:p>
          </table:table-cell>
          <table:table-cell office:value-type="string">
            <text:p>There is a big sale at my favorite store.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number-columns-repeated="2" office:value-type="string">
            <text:p>tire</text:p>
          </table:table-cell>
          <table:table-cell office:value-type="string">
            <text:p>a wheel under a car or bike</text:p>
          </table:table-cell>
          <table:table-cell office:value-type="string">
            <text:p>She got a flat tire on her way home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pile</text:p>
          </table:table-cell>
          <table:table-cell office:value-type="string">
            <text:p>when many pieces make a small mountain</text:p>
          </table:table-cell>
          <table:table-cell office:value-type="string">
            <text:p>Problems are starting to pile up.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ride</text:p>
          </table:table-cell>
          <table:table-cell office:value-type="string">
            <text:p>to sit on a moving vehicle</text:p>
          </table:table-cell>
          <table:table-cell office:value-type="string">
            <text:p>She learns how to ride a horse. 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number-columns-repeated="2" office:value-type="string">
            <text:p>hike</text:p>
          </table:table-cell>
          <table:table-cell office:value-type="string">
            <text:p>to go walking in the forest or mountain</text:p>
          </table:table-cell>
          <table:table-cell office:value-type="string">
            <text:p>We take a nice long hike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Earth</text:p>
          </table:table-cell>
          <table:table-cell office:value-type="string">
            <text:p>the planet that we all live on</text:p>
          </table:table-cell>
          <table:table-cell office:value-type="string">
            <text:p>Earth is the planet that you live on.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number-columns-repeated="2" office:value-type="string">
            <text:p>smile</text:p>
          </table:table-cell>
          <table:table-cell office:value-type="string">
            <text:p>happy face, :)</text:p>
          </table:table-cell>
          <table:table-cell office:value-type="string">
            <text:p>The friends smile as they play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fin</text:p>
          </table:table-cell>
          <table:table-cell office:value-type="string">
            <text:p>a fish's hand</text:p>
          </table:table-cell>
          <table:table-cell office:value-type="string">
            <text:p>We could see the fin of a shark.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number-columns-repeated="2" office:value-type="string">
            <text:p>wig</text:p>
          </table:table-cell>
          <table:table-cell office:value-type="string">
            <text:p>fake hair</text:p>
          </table:table-cell>
          <table:table-cell office:value-type="string">
            <text:p>The actress wears a black wig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ide</text:p>
          </table:table-cell>
          <table:table-cell office:value-type="string">
            <text:p>when the water comes up twice each day</text:p>
          </table:table-cell>
          <table:table-cell office:value-type="string">
            <text:p>The tides are caused by the moon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tame</text:p>
          </table:table-cell>
          <table:table-cell office:value-type="string">
            <text:p>to make an animal follow the rules</text:p>
          </table:table-cell>
          <table:table-cell office:value-type="string">
            <text:p>Wild rabbits can be tamed.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number-columns-repeated="2" office:value-type="string">
            <text:p>pail</text:p>
          </table:table-cell>
          <table:table-cell office:value-type="string">
            <text:p>a bucket</text:p>
          </table:table-cell>
          <table:table-cell office:value-type="string">
            <text:p>Fill the pail with sand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t</text:p>
          </table:table-cell>
          <table:table-cell office:value-type="string">
            <text:p>a big jacket</text:p>
          </table:table-cell>
          <table:table-cell office:value-type="string">
            <text:p>Get your coat on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coast</text:p>
          </table:table-cell>
          <table:table-cell office:value-type="string">
            <text:p>where the water meets the land</text:p>
          </table:table-cell>
          <table:table-cell office:value-type="string">
            <text:p>It is the west coast of America.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office:value-type="string">
            <text:p>They are climbing a steep hill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goat</text:p>
          </table:table-cell>
          <table:table-cell office:value-type="string">
            <text:p>a small farm animal with horns</text:p>
          </table:table-cell>
          <table:table-cell office:value-type="string">
            <text:p>An old woman is herding the goats up the mountains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rose</text:p>
          </table:table-cell>
          <table:table-cell office:value-type="string">
            <text:p>a red flower with sharp thorns</text:p>
          </table:table-cell>
          <table:table-cell office:value-type="string">
            <text:p>There is no rose without a thorn.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number-columns-repeated="2" office:value-type="string">
            <text:p>toe</text:p>
          </table:table-cell>
          <table:table-cell office:value-type="string">
            <text:p>a finger on your foot</text:p>
          </table:table-cell>
          <table:table-cell office:value-type="string">
            <text:p>The toes help the humans while walkin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note</text:p>
          </table:table-cell>
          <table:table-cell office:value-type="string">
            <text:p>a short message you can write to someone</text:p>
          </table:table-cell>
          <table:table-cell office:value-type="string">
            <text:p>He writes a note to his friend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bone</text:p>
          </table:table-cell>
          <table:table-cell office:value-type="string">
            <text:p>the hard white part inside your body</text:p>
          </table:table-cell>
          <table:table-cell office:value-type="string">
            <text:p>I buy a bone for my dog.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number-columns-repeated="2" office:value-type="string">
            <text:p>stove</text:p>
          </table:table-cell>
          <table:table-cell office:value-type="string">
            <text:p>a machine that cooks with fire</text:p>
          </table:table-cell>
          <table:table-cell office:value-type="string">
            <text:p>The stove is used for cooking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toad</text:p>
          </table:table-cell>
          <table:table-cell office:value-type="string">
            <text:p>an ugly frog</text:p>
          </table:table-cell>
          <table:table-cell office:value-type="string">
            <text:p>The toad changes its color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bow</text:p>
          </table:table-cell>
          <table:table-cell office:value-type="string">
            <text:p>a pretty knot</text:p>
          </table:table-cell>
          <table:table-cell office:value-type="string">
            <text:p>The girl decorates the gift with a big bow.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number-columns-repeated="2" office:value-type="string">
            <text:p>row</text:p>
          </table:table-cell>
          <table:table-cell office:value-type="string">
            <text:p>a line that goes side to side</text:p>
          </table:table-cell>
          <table:table-cell office:value-type="string">
            <text:p>I am sitting at the first row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globe</text:p>
          </table:table-cell>
          <table:table-cell office:value-type="string">
            <text:p>a ball that looks like the Earth</text:p>
          </table:table-cell>
          <table:table-cell office:value-type="string">
            <text:p>She has a globe in her classroom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mow</text:p>
          </table:table-cell>
          <table:table-cell office:value-type="string">
            <text:p>to cut grass with a machine</text:p>
          </table:table-cell>
          <table:table-cell office:value-type="string">
            <text:p>George mows the lawn.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number-columns-repeated="2" office:value-type="string">
            <text:p>road</text:p>
          </table:table-cell>
          <table:table-cell office:value-type="string">
            <text:p>where cars can drive</text:p>
          </table:table-cell>
          <table:table-cell office:value-type="string">
            <text:p>I help the elderly lady cross the road.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number-columns-repeated="2" office:value-type="string">
            <text:p>hose</text:p>
          </table:table-cell>
          <table:table-cell office:value-type="string">
            <text:p>a long tube or rope with water inside</text:p>
          </table:table-cell>
          <table:table-cell office:value-type="string">
            <text:p>He washed the car with a hose.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number-columns-repeated="2" office:value-type="string">
            <text:p>nose</text:p>
          </table:table-cell>
          <table:table-cell office:value-type="string">
            <text:p>the part of your face that you can use to smell</text:p>
          </table:table-cell>
          <table:table-cell office:value-type="string">
            <text:p>My nose itches.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cone</text:p>
          </table:table-cell>
          <table:table-cell office:value-type="string">
            <text:p>a triangle with a circle bottom</text:p>
          </table:table-cell>
          <table:table-cell office:value-type="string">
            <text:p>Did you order an ice cream cone?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number-columns-repeated="2" office:value-type="string">
            <text:p>smoke</text:p>
          </table:table-cell>
          <table:table-cell office:value-type="string">
            <text:p>black air that comes off of fire</text:p>
          </table:table-cell>
          <table:table-cell office:value-type="string">
            <text:p>Black smoke comes off the fir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bowl</text:p>
          </table:table-cell>
          <table:table-cell office:value-type="string">
            <text:p>something you can eat or drink soup from</text:p>
          </table:table-cell>
          <table:table-cell office:value-type="string">
            <text:p>Make sure you wash your bowl with soap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rope</text:p>
          </table:table-cell>
          <table:table-cell office:value-type="string">
            <text:p>a big string</text:p>
          </table:table-cell>
          <table:table-cell office:value-type="string">
            <text:p>There is no way down, even with a rope.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number-columns-repeated="2" office:value-type="string">
            <text:p>sock</text:p>
          </table:table-cell>
          <table:table-cell office:value-type="string">
            <text:p>clothes for your feet</text:p>
          </table:table-cell>
          <table:table-cell office:value-type="string">
            <text:p>Always wear socks with your shoes.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number-columns-repeated="2" office:value-type="string">
            <text:p>box</text:p>
          </table:table-cell>
          <table:table-cell office:value-type="string">
            <text:p>a square that you can put things inside</text:p>
          </table:table-cell>
          <table:table-cell office:value-type="string">
            <text:p>His box is tiny and wooden.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number-columns-repeated="2" office:value-type="string">
            <text:p>mess</text:p>
          </table:table-cell>
          <table:table-cell office:value-type="string">
            <text:p>something that needs to be cleaned up</text:p>
          </table:table-cell>
          <table:table-cell office:value-type="string">
            <text:p>My son's room is a complete mess.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number-columns-repeated="2" office:value-type="string">
            <text:p>pole</text:p>
          </table:table-cell>
          <table:table-cell office:value-type="string">
            <text:p>a long circle that sits in the ground</text:p>
          </table:table-cell>
          <table:table-cell office:value-type="string">
            <text:p>There are no penguins living in the North Pole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nip</text:p>
          </table:table-cell>
          <table:table-cell office:value-type="string">
            <text:p>to cut a little bit</text:p>
          </table:table-cell>
          <table:table-cell office:value-type="string">
            <text:p>I want to snip off this loose thread.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number-columns-repeated="2" office:value-type="string">
            <text:p>smell</text:p>
          </table:table-cell>
          <table:table-cell office:value-type="string">
            <text:p>what your nose can do</text:p>
          </table:table-cell>
          <table:table-cell office:value-type="string">
            <text:p>I can smell something burning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string">
            <text:p>tadpole</text:p>
          </table:table-cell>
          <table:table-cell office:value-type="string">
            <text:p>tad-pole</text:p>
          </table:table-cell>
          <table:table-cell office:value-type="string">
            <text:p>a baby frog</text:p>
          </table:table-cell>
          <table:table-cell office:value-type="string">
            <text:p>The tadpoles swim in the lake.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float</text:p>
          </table:table-cell>
          <table:table-cell office:value-type="string">
            <text:p>to stay on top of the water</text:p>
          </table:table-cell>
          <table:table-cell office:value-type="string">
            <text:p>Do you see the leaves floating on the water?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number-columns-repeated="2" office:value-type="string">
            <text:p>stone</text:p>
          </table:table-cell>
          <table:table-cell office:value-type="string">
            <text:p>rocks</text:p>
          </table:table-cell>
          <table:table-cell office:value-type="string">
            <text:p>He lives in the old house with a stone floor.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number-columns-repeated="2" office:value-type="string">
            <text:p>pop</text:p>
          </table:table-cell>
          <table:table-cell office:value-type="string">
            <text:p>a small boom, when a balloon blows up</text:p>
          </table:table-cell>
          <table:table-cell office:value-type="string">
            <text:p>The children play with the balloon until it pops.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number-columns-repeated="2" office:value-type="string">
            <text:p>race</text:p>
          </table:table-cell>
          <table:table-cell office:value-type="string">
            <text:p>when people run to see who is the fastest</text:p>
          </table:table-cell>
          <table:table-cell office:value-type="string">
            <text:p>We won the race.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number-columns-repeated="2" office:value-type="string">
            <text:p>robe</text:p>
          </table:table-cell>
          <table:table-cell office:value-type="string">
            <text:p>long clothes for the whole body like a blanket</text:p>
          </table:table-cell>
          <table:table-cell office:value-type="string">
            <text:p>He wears a comfortable robe.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number-columns-repeated="2" office:value-type="string">
            <text:p>hay</text:p>
          </table:table-cell>
          <table:table-cell office:value-type="string">
            <text:p>yellow grass that horses eat</text:p>
          </table:table-cell>
          <table:table-cell office:value-type="string">
            <text:p>Farmers make hay for the winter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suit</text:p>
          </table:table-cell>
          <table:table-cell office:value-type="string">
            <text:p>clothes for the whole body</text:p>
          </table:table-cell>
          <table:table-cell office:value-type="string">
            <text:p>He buys a new suit for the wedding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tube</text:p>
          </table:table-cell>
          <table:table-cell office:value-type="string">
            <text:p>a rope with a circle hole inside</text:p>
          </table:table-cell>
          <table:table-cell office:value-type="string">
            <text:p>I buy a large tube of toothpaste.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number-columns-repeated="2" office:value-type="string">
            <text:p>dune</text:p>
          </table:table-cell>
          <table:table-cell office:value-type="string">
            <text:p>a mountain made of sand</text:p>
          </table:table-cell>
          <table:table-cell office:value-type="string">
            <text:p>We walk over dunes.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number-columns-repeated="2" office:value-type="string">
            <text:p>tune</text:p>
          </table:table-cell>
          <table:table-cell office:value-type="string">
            <text:p>a song</text:p>
          </table:table-cell>
          <table:table-cell office:value-type="string">
            <text:p>This tune reminds me of my childhood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cube</text:p>
          </table:table-cell>
          <table:table-cell office:value-type="string">
            <text:p>a square in 3D</text:p>
          </table:table-cell>
          <table:table-cell office:value-type="string">
            <text:p>The house is shaped like a cub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flute</text:p>
          </table:table-cell>
          <table:table-cell office:value-type="string">
            <text:p>a long tube with holes for playing music</text:p>
          </table:table-cell>
          <table:table-cell office:value-type="string">
            <text:p>She plays the flute.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number-columns-repeated="2" office:value-type="string">
            <text:p>mule</text:p>
          </table:table-cell>
          <table:table-cell office:value-type="string">
            <text:p>an animal like a small horse</text:p>
          </table:table-cell>
          <table:table-cell office:value-type="string">
            <text:p>We ride the mule up the hill.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number-columns-repeated="2" office:value-type="string">
            <text:p>glue</text:p>
          </table:table-cell>
          <table:table-cell office:value-type="string">
            <text:p>sticky stuff that can hold things together</text:p>
          </table:table-cell>
          <table:table-cell office:value-type="string">
            <text:p>I fix the broken thing with glue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string">
            <text:p>balloon</text:p>
          </table:table-cell>
          <table:table-cell office:value-type="string">
            <text:p>ball-oon</text:p>
          </table:table-cell>
          <table:table-cell office:value-type="string">
            <text:p>a colorful plastic bubble</text:p>
          </table:table-cell>
          <table:table-cell office:value-type="string">
            <text:p>I like to blow bubbles.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number-columns-repeated="2" office:value-type="string">
            <text:p>tuba</text:p>
          </table:table-cell>
          <table:table-cell office:value-type="string">
            <text:p>a big musical instrument made of metal with a large bell</text:p>
          </table:table-cell>
          <table:table-cell office:value-type="string">
            <text:p>He teaches himself to play tuba.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cute</text:p>
          </table:table-cell>
          <table:table-cell office:value-type="string">
            <text:p>pretty and small</text:p>
          </table:table-cell>
          <table:table-cell office:value-type="string">
            <text:p>This puppy is so cute!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number-columns-repeated="2" office:value-type="string">
            <text:p>rule</text:p>
          </table:table-cell>
          <table:table-cell office:value-type="string">
            <text:p>something you have to do or you get in trouble</text:p>
          </table:table-cell>
          <table:table-cell office:value-type="string">
            <text:p>Do you know the rules of this game?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number-columns-repeated="2" office:value-type="string">
            <text:p>mile</text:p>
          </table:table-cell>
          <table:table-cell office:value-type="string">
            <text:p>like a kilometer but longer</text:p>
          </table:table-cell>
          <table:table-cell office:value-type="string">
            <text:p>I bet you can't run a mile.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date</text:p>
          </table:table-cell>
          <table:table-cell office:value-type="string">
            <text:p>the number of the day</text:p>
          </table:table-cell>
          <table:table-cell office:value-type="string">
            <text:p>What is the date today?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number-columns-repeated="2" office:value-type="string">
            <text:p>code</text:p>
          </table:table-cell>
          <table:table-cell office:value-type="string">
            <text:p>a secret number you need to unlock something</text:p>
          </table:table-cell>
          <table:table-cell office:value-type="string">
            <text:p>The bad guy is unable to break the code.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number-columns-repeated="2" office:value-type="string">
            <text:p>bus</text:p>
          </table:table-cell>
          <table:table-cell office:value-type="string">
            <text:p>a big car that can carry many people</text:p>
          </table:table-cell>
          <table:table-cell office:value-type="string">
            <text:p>He works as a school bus driver.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number-columns-repeated="2" office:value-type="string">
            <text:p>rude</text:p>
          </table:table-cell>
          <table:table-cell office:value-type="string">
            <text:p>not polite</text:p>
          </table:table-cell>
          <table:table-cell office:value-type="string">
            <text:p>Don't be so rude!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flat</text:p>
          </table:table-cell>
          <table:table-cell office:value-type="string">
            <text:p>not tall, with no bumps or hills</text:p>
          </table:table-cell>
          <table:table-cell office:value-type="string">
            <text:p>He sits down on a flat rock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blow</text:p>
          </table:table-cell>
          <table:table-cell office:value-type="string">
            <text:p>to use air to move something</text:p>
          </table:table-cell>
          <table:table-cell office:value-type="string">
            <text:p>The wind blows from the north.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number-columns-repeated="2" office:value-type="string">
            <text:p>tan</text:p>
          </table:table-cell>
          <table:table-cell office:value-type="string">
            <text:p>yellow brown</text:p>
          </table:table-cell>
          <table:table-cell office:value-type="string">
            <text:p>She has a beautiful tan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huge</text:p>
          </table:table-cell>
          <table:table-cell office:value-type="string">
            <text:p>very big</text:p>
          </table:table-cell>
          <table:table-cell office:value-type="string">
            <text:p>It was a huge success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ripe</text:p>
          </table:table-cell>
          <table:table-cell office:value-type="string">
            <text:p>when fruit is ready to eat</text:p>
          </table:table-cell>
          <table:table-cell office:value-type="string">
            <text:p>The ripe apple is very sweet.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number-columns-repeated="2" office:value-type="string">
            <text:p>beast</text:p>
          </table:table-cell>
          <table:table-cell office:value-type="string">
            <text:p>a monser, and animal</text:p>
          </table:table-cell>
          <table:table-cell office:value-type="string">
            <text:p>Kids love fairytales about the beasts in the woods.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number-columns-repeated="2" office:value-type="string">
            <text:p>log</text:p>
          </table:table-cell>
          <table:table-cell office:value-type="string">
            <text:p>a part of a tree that fell down</text:p>
          </table:table-cell>
          <table:table-cell office:value-type="string">
            <text:p>There is a pile of log in the garden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wood</text:p>
          </table:table-cell>
          <table:table-cell office:value-type="string">
            <text:p>the hard part of a tree that you can build with</text:p>
          </table:table-cell>
          <table:table-cell office:value-type="string">
            <text:p>He lives in a beautiful wood house.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number-columns-repeated="2" office:value-type="string">
            <text:p>neat</text:p>
          </table:table-cell>
          <table:table-cell office:value-type="string">
            <text:p>nice, clean</text:p>
          </table:table-cell>
          <table:table-cell office:value-type="string">
            <text:p>My kitchen is very clean and neat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seal</text:p>
          </table:table-cell>
          <table:table-cell office:value-type="string">
            <text:p>to take without asking</text:p>
          </table:table-cell>
          <table:table-cell office:value-type="string">
            <text:p>I sealed the envelop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leaf</text:p>
          </table:table-cell>
          <table:table-cell office:value-type="string">
            <text:p>the green part of a tree or plant</text:p>
          </table:table-cell>
          <table:table-cell office:value-type="string">
            <text:p>The wind blew all the leaves off the tree.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number-columns-repeated="2" office:value-type="string">
            <text:p>wheat</text:p>
          </table:table-cell>
          <table:table-cell office:value-type="string">
            <text:p>a yellow grass that you use to make bread</text:p>
          </table:table-cell>
          <table:table-cell office:value-type="string">
            <text:p>You can use wheat to make bread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bean</text:p>
          </table:table-cell>
          <table:table-cell office:value-type="string">
            <text:p>a small round plant that you can eat</text:p>
          </table:table-cell>
          <table:table-cell office:value-type="string">
            <text:p>How many beans are in the jar?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team</text:p>
          </table:table-cell>
          <table:table-cell office:value-type="string">
            <text:p>people working together</text:p>
          </table:table-cell>
          <table:table-cell office:value-type="string">
            <text:p>Our team won the first prize.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number-columns-repeated="2" office:value-type="string">
            <text:p>meat</text:p>
          </table:table-cell>
          <table:table-cell office:value-type="string">
            <text:p>a part of an animal that you can eat</text:p>
          </table:table-cell>
          <table:table-cell office:value-type="string">
            <text:p>What kind of meat do you like best?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peel</text:p>
          </table:table-cell>
          <table:table-cell office:value-type="string">
            <text:p>the outside of a banana or other fruit that you can't eat</text:p>
          </table:table-cell>
          <table:table-cell office:value-type="string">
            <text:p>Orange peels are not very tasty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heel</text:p>
          </table:table-cell>
          <table:table-cell office:value-type="string">
            <text:p>the back of your foot</text:p>
          </table:table-cell>
          <table:table-cell office:value-type="string">
            <text:p>I hurt my heel by stepping on a rock.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number-columns-repeated="2" office:value-type="string">
            <text:p>seed</text:p>
          </table:table-cell>
          <table:table-cell office:value-type="string">
            <text:p>a plant baby</text:p>
          </table:table-cell>
          <table:table-cell office:value-type="string">
            <text:p>Ryan plants rose seeds in the soil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knee</text:p>
          </table:table-cell>
          <table:table-cell office:value-type="string">
            <text:p>the part of your leg that bends in the middle</text:p>
          </table:table-cell>
          <table:table-cell office:value-type="string">
            <text:p>Can you walk on your knees?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that can turn</text:p>
          </table:table-cell>
          <table:table-cell office:value-type="string">
            <text:p>The wheel on the bus is broken.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number-columns-repeated="2" office:value-type="string">
            <text:p>sheep</text:p>
          </table:table-cell>
          <table:table-cell office:value-type="string">
            <text:p>farm animals that have a lot of white hair</text:p>
          </table:table-cell>
          <table:table-cell office:value-type="string">
            <text:p>Albert feeds the sheep in the barn.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number-columns-repeated="2" office:value-type="string">
            <text:p>bee</text:p>
          </table:table-cell>
          <table:table-cell office:value-type="string">
            <text:p>a bug that makes honey and lives in a nest</text:p>
          </table:table-cell>
          <table:table-cell office:value-type="string">
            <text:p>Bees collect nectar from flower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weed</text:p>
          </table:table-cell>
          <table:table-cell office:value-type="string">
            <text:p>a plant that you don't want to grow</text:p>
          </table:table-cell>
          <table:table-cell office:value-type="string">
            <text:p>There are too many weeds growing in my garden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feed</text:p>
          </table:table-cell>
          <table:table-cell office:value-type="string">
            <text:p>to give food</text:p>
          </table:table-cell>
          <table:table-cell office:value-type="string">
            <text:p>I am going to feed the chickens.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number-columns-repeated="2" office:value-type="string">
            <text:p>deal</text:p>
          </table:table-cell>
          <table:table-cell office:value-type="string">
            <text:p>when you buy something for a good price</text:p>
          </table:table-cell>
          <table:table-cell office:value-type="string">
            <text:p>Can you give me a good deal on this computer?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beak</text:p>
          </table:table-cell>
          <table:table-cell office:value-type="string">
            <text:p>a bird's mouth or nose</text:p>
          </table:table-cell>
          <table:table-cell office:value-type="string">
            <text:p>Some birds have large beaks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hole</text:p>
          </table:table-cell>
          <table:table-cell office:value-type="string">
            <text:p>a circle that is cut out of something</text:p>
          </table:table-cell>
          <table:table-cell office:value-type="string">
            <text:p>The dog digs a hole in the back yard.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number-columns-repeated="2" office:value-type="string">
            <text:p>sell</text:p>
          </table:table-cell>
          <table:table-cell office:value-type="string">
            <text:p>to give to other people for money</text:p>
          </table:table-cell>
          <table:table-cell office:value-type="string">
            <text:p>She sells fruit at the night market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jeep</text:p>
          </table:table-cell>
          <table:table-cell office:value-type="string">
            <text:p>a car that can drive off the road</text:p>
          </table:table-cell>
          <table:table-cell office:value-type="string">
            <text:p>Tom drives a jeep over the rocks.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number-columns-repeated="2" office:value-type="string">
            <text:p>pal</text:p>
          </table:table-cell>
          <table:table-cell office:value-type="string">
            <text:p>a friend</text:p>
          </table:table-cell>
          <table:table-cell office:value-type="string">
            <text:p>You are my best pal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pea</text:p>
          </table:table-cell>
          <table:table-cell office:value-type="string">
            <text:p>a small bean that grows in a pod</text:p>
          </table:table-cell>
          <table:table-cell office:value-type="string">
            <text:p>The children don't like to eat peas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sled</text:p>
          </table:table-cell>
          <table:table-cell office:value-type="string">
            <text:p>a car that moves on snow with no wheels</text:p>
          </table:table-cell>
          <table:table-cell office:value-type="string">
            <text:p>You can sled in the winter.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number-columns-repeated="2" office:value-type="string">
            <text:p>beg</text:p>
          </table:table-cell>
          <table:table-cell office:value-type="string">
            <text:p>to ask many times even though the answer is no</text:p>
          </table:table-cell>
          <table:table-cell office:value-type="string">
            <text:p>Ann begged me to read the story again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deep</text:p>
          </table:table-cell>
          <table:table-cell office:value-type="string">
            <text:p>very far down</text:p>
          </table:table-cell>
          <table:table-cell office:value-type="string">
            <text:p>This lake is deep.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wet</text:p>
          </table:table-cell>
          <table:table-cell office:value-type="string">
            <text:p>to be covered in water</text:p>
          </table:table-cell>
          <table:table-cell office:value-type="string">
            <text:p>Wet floor! Please be careful!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number-columns-repeated="2" office:value-type="string">
            <text:p>mud</text:p>
          </table:table-cell>
          <table:table-cell office:value-type="string">
            <text:p>wet dirt</text:p>
          </table:table-cell>
          <table:table-cell office:value-type="string">
            <text:p>Jing Yuan fell into the mud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jeans</text:p>
          </table:table-cell>
          <table:table-cell office:value-type="string">
            <text:p>blue pants with many lines in them</text:p>
          </table:table-cell>
          <table:table-cell office:value-type="string">
            <text:p>Teacher wears a pair of jeans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nod</text:p>
          </table:table-cell>
          <table:table-cell office:value-type="string">
            <text:p>to move your head up and down</text:p>
          </table:table-cell>
          <table:table-cell office:value-type="string">
            <text:p>Ansley gave Max a nod.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number-columns-repeated="2" office:value-type="string">
            <text:p>bell</text:p>
          </table:table-cell>
          <table:table-cell office:value-type="string">
            <text:p>a metal instrument that you can hit to make a ringing sound</text:p>
          </table:table-cell>
          <table:table-cell office:value-type="string">
            <text:p>The bell rings every hour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stay</text:p>
          </table:table-cell>
          <table:table-cell office:value-type="string">
            <text:p>to not move to another place</text:p>
          </table:table-cell>
          <table:table-cell office:value-type="string">
            <text:p>I wan to stay in Taiwan forever.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number-columns-repeated="2" office:value-type="string">
            <text:p>meal</text:p>
          </table:table-cell>
          <table:table-cell office:value-type="string">
            <text:p>breakfast, lunch, or dinner</text:p>
          </table:table-cell>
          <table:table-cell office:value-type="string">
            <text:p>Breakfast is my favorite meal.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number-columns-repeated="2" office:value-type="string">
            <text:p>pie</text:p>
          </table:table-cell>
          <table:table-cell office:value-type="string">
            <text:p>a cake with more water inside</text:p>
          </table:table-cell>
          <table:table-cell office:value-type="string">
            <text:p>Is that apple pie I smell?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pine</text:p>
          </table:table-cell>
          <table:table-cell office:value-type="string">
            <text:p>a kind of tree with spiky leaves</text:p>
          </table:table-cell>
          <table:table-cell office:value-type="string">
            <text:p>There is a big pine tree in front of my house.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number-columns-repeated="2" office:value-type="string">
            <text:p>grow</text:p>
          </table:table-cell>
          <table:table-cell office:value-type="string">
            <text:p>to get bigger</text:p>
          </table:table-cell>
          <table:table-cell office:value-type="string">
            <text:p>Kids grow up so quickly!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small black bug with wings and many eyes</text:p>
          </table:table-cell>
          <table:table-cell office:value-type="string">
            <text:p>We can't fly, so we make airplanes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number-columns-repeated="2" office:value-type="string">
            <text:p>dry</text:p>
          </table:table-cell>
          <table:table-cell office:value-type="string">
            <text:p>not wet, with no water</text:p>
          </table:table-cell>
          <table:table-cell office:value-type="string">
            <text:p>My jacket keeps me warm and dry.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string">
            <text:p>cherry</text:p>
          </table:table-cell>
          <table:table-cell office:value-type="string">
            <text:p>cher-ry</text:p>
          </table:table-cell>
          <table:table-cell office:value-type="string">
            <text:p>a small red fruit</text:p>
          </table:table-cell>
          <table:table-cell office:value-type="string">
            <text:p>I like to eat cherries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pony</text:p>
          </table:table-cell>
          <table:table-cell office:value-type="string">
            <text:p>po-ny</text:p>
          </table:table-cell>
          <table:table-cell office:value-type="string">
            <text:p>a small horse</text:p>
          </table:table-cell>
          <table:table-cell office:value-type="string">
            <text:p>I have a beautiful pony.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number-columns-repeated="2" office:value-type="string">
            <text:p>fry</text:p>
          </table:table-cell>
          <table:table-cell office:value-type="string">
            <text:p>to cook food in oil</text:p>
          </table:table-cell>
          <table:table-cell office:value-type="string">
            <text:p>Do you like fried rice?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city</text:p>
          </table:table-cell>
          <table:table-cell office:value-type="string">
            <text:p>cit-y</text:p>
          </table:table-cell>
          <table:table-cell office:value-type="string">
            <text:p>a place where many people live</text:p>
          </table:table-cell>
          <table:table-cell office:value-type="string">
            <text:p>Taipei is a big city.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string">
            <text:p>bunny</text:p>
          </table:table-cell>
          <table:table-cell office:value-type="string">
            <text:p>bunn-y</text:p>
          </table:table-cell>
          <table:table-cell office:value-type="string">
            <text:p>a rabbit, a small furry animal with long ears</text:p>
          </table:table-cell>
          <table:table-cell office:value-type="string">
            <text:p>Bunnies are fluffy and cute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uzzy</text:p>
          </table:table-cell>
          <table:table-cell office:value-type="string">
            <text:p>fuzz-y</text:p>
          </table:table-cell>
          <table:table-cell office:value-type="string">
            <text:p>to have lots of fur</text:p>
          </table:table-cell>
          <table:table-cell office:value-type="string">
            <text:p>She held a fuzzy teddy bear.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windy</text:p>
          </table:table-cell>
          <table:table-cell office:value-type="string">
            <text:p>wind-y</text:p>
          </table:table-cell>
          <table:table-cell office:value-type="string">
            <text:p>to have lots of wind, lots of moving air</text:p>
          </table:table-cell>
          <table:table-cell office:value-type="string">
            <text:p>The weather is windy today.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keep</text:p>
          </table:table-cell>
          <table:table-cell office:value-type="string">
            <text:p>to have, to own</text:p>
          </table:table-cell>
          <table:table-cell office:value-type="string">
            <text:p>Where do you keep your candies?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number-columns-repeated="2" office:value-type="string">
            <text:p>own</text:p>
          </table:table-cell>
          <table:table-cell office:value-type="string">
            <text:p>to keep, to have</text:p>
          </table:table-cell>
          <table:table-cell office:value-type="string">
            <text:p>I own a big beautiful house.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number-columns-repeated="2" office:value-type="string">
            <text:p>juice</text:p>
          </table:table-cell>
          <table:table-cell office:value-type="string">
            <text:p>water from a fruit</text:p>
          </table:table-cell>
          <table:table-cell office:value-type="string">
            <text:p>What is your favorite juice?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glow</text:p>
          </table:table-cell>
          <table:table-cell office:value-type="string">
            <text:p>to make light</text:p>
          </table:table-cell>
          <table:table-cell office:value-type="string">
            <text:p>Her ring glows in the dark.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number-columns-repeated="2" office:value-type="string">
            <text:p>bake</text:p>
          </table:table-cell>
          <table:table-cell office:value-type="string">
            <text:p>to cook in an oven</text:p>
          </table:table-cell>
          <table:table-cell office:value-type="string">
            <text:p>I just baked some brownies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bin</text:p>
          </table:table-cell>
          <table:table-cell office:value-type="string">
            <text:p>a bucket, a can</text:p>
          </table:table-cell>
          <table:table-cell office:value-type="string">
            <text:p>Throw the garbage in a bin.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number-columns-repeated="2" office:value-type="string">
            <text:p>free</text:p>
          </table:table-cell>
          <table:table-cell office:value-type="string">
            <text:p>not costing any money</text:p>
          </table:table-cell>
          <table:table-cell office:value-type="string">
            <text:p>I got a free gift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thing</text:p>
          </table:table-cell>
          <table:table-cell office:value-type="string">
            <text:p>an object, any noun without a name</text:p>
          </table:table-cell>
          <table:table-cell office:value-type="string">
            <text:p>How do you call this thing?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string">
            <text:p>picture</text:p>
          </table:table-cell>
          <table:table-cell office:value-type="string">
            <text:p>pic-ture</text:p>
          </table:table-cell>
          <table:table-cell office:value-type="string">
            <text:p>something you can look at that is on paper</text:p>
          </table:table-cell>
          <table:table-cell office:value-type="string">
            <text:p>Draw a picture of a tree.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number-columns-repeated="2" office:value-type="string">
            <text:p>grass</text:p>
          </table:table-cell>
          <table:table-cell office:value-type="string">
            <text:p>short green leaves on the ground</text:p>
          </table:table-cell>
          <table:table-cell office:value-type="string">
            <text:p>Cows and horses eat grass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number-columns-repeated="2" office:value-type="string">
            <text:p>please</text:p>
          </table:table-cell>
          <table:table-cell office:value-type="string">
            <text:p>a nice way to ask a question</text:p>
          </table:table-cell>
          <table:table-cell office:value-type="string">
            <text:p>Please pass me some rice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turtle</text:p>
          </table:table-cell>
          <table:table-cell office:value-type="string">
            <text:p>turt-le</text:p>
          </table:table-cell>
          <table:table-cell office:value-type="string">
            <text:p>an animal with a hard shell</text:p>
          </table:table-cell>
          <table:table-cell office:value-type="string">
            <text:p>We saw a large turtle on the beach.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string">
            <text:p>eagle</text:p>
          </table:table-cell>
          <table:table-cell office:value-type="string">
            <text:p>eag-le</text:p>
          </table:table-cell>
          <table:table-cell office:value-type="string">
            <text:p>a big bird with a white head</text:p>
          </table:table-cell>
          <table:table-cell office:value-type="string">
            <text:p>Eagles fly high in the sky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skip</text:p>
          </table:table-cell>
          <table:table-cell office:value-type="string">
            <text:p>to not do something, to go to the next thing</text:p>
          </table:table-cell>
          <table:table-cell office:value-type="string">
            <text:p>Skip this part and move on.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number-columns-repeated="2" office:value-type="string">
            <text:p>tap</text:p>
          </table:table-cell>
          <table:table-cell office:value-type="string">
            <text:p>to hit a little bit, small hit</text:p>
          </table:table-cell>
          <table:table-cell office:value-type="string">
            <text:p>Julie tapped on the window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roar</text:p>
          </table:table-cell>
          <table:table-cell office:value-type="string">
            <text:p>a loud sound made by a lion</text:p>
          </table:table-cell>
          <table:table-cell office:value-type="string">
            <text:p>Can you hear the roar of a waterfall?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number-columns-repeated="2" office:value-type="string">
            <text:p>snore</text:p>
          </table:table-cell>
          <table:table-cell office:value-type="string">
            <text:p>a sound you make while sleeping</text:p>
          </table:table-cell>
          <table:table-cell office:value-type="string">
            <text:p>Tony snores so loud.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string">
            <text:p>ring (v)</text:p>
          </table:table-cell>
          <table:table-cell office:value-type="string">
            <text:p>ring</text:p>
          </table:table-cell>
          <table:table-cell office:value-type="string">
            <text:p>the sound a bell or phone make</text:p>
          </table:table-cell>
          <table:table-cell office:value-type="string">
            <text:p>My ring is so shin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noisy</text:p>
          </table:table-cell>
          <table:table-cell office:value-type="string">
            <text:p>noi-sy</text:p>
          </table:table-cell>
          <table:table-cell office:value-type="string">
            <text:p>not quiet</text:p>
          </table:table-cell>
          <table:table-cell office:value-type="string">
            <text:p>Teacher it's so noisy here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clap</text:p>
          </table:table-cell>
          <table:table-cell office:value-type="string">
            <text:p>to make a sound with your hands</text:p>
          </table:table-cell>
          <table:table-cell office:value-type="string">
            <text:p>People clap their hands when they are happy.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number-columns-repeated="2" office:value-type="string">
            <text:p>flag</text:p>
          </table:table-cell>
          <table:table-cell office:value-type="string">
            <text:p>a piece of cloth that can hang on a stick</text:p>
          </table:table-cell>
          <table:table-cell office:value-type="string">
            <text:p>What is a flag of Taiwan?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anket</text:p>
          </table:table-cell>
          <table:table-cell office:value-type="string">
            <text:p>blank-et</text:p>
          </table:table-cell>
          <table:table-cell office:value-type="string">
            <text:p>a piece of cloth that you use to stay warm</text:p>
          </table:table-cell>
          <table:table-cell office:value-type="string">
            <text:p>I'd like one more blanket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number-columns-repeated="2" office:value-type="string">
            <text:p>plate</text:p>
          </table:table-cell>
          <table:table-cell office:value-type="string">
            <text:p>a flat bowl that you eat off</text:p>
          </table:table-cell>
          <table:table-cell office:value-type="string">
            <text:p>She is holding a block of wood.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string">
            <text:p>block (n)</text:p>
          </table:table-cell>
          <table:table-cell office:value-type="string">
            <text:p>block</text:p>
          </table:table-cell>
          <table:table-cell office:value-type="string">
            <text:p>a square that you can use to build</text:p>
          </table:table-cell>
          <table:table-cell office:value-type="string">
            <text:p>The desk is flat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flat</text:p>
          </table:table-cell>
          <table:table-cell office:value-type="string">
            <text:p>no bumps or hills</text:p>
          </table:table-cell>
          <table:table-cell office:value-type="string">
            <text:p>He owns 5 golf clubs.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number-columns-repeated="2" office:value-type="string">
            <text:p>club</text:p>
          </table:table-cell>
          <table:table-cell office:value-type="string">
            <text:p>a big stick</text:p>
          </table:table-cell>
          <table:table-cell office:value-type="string">
            <text:p>Flies are so annoying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fly (n)</text:p>
          </table:table-cell>
          <table:table-cell office:value-type="string">
            <text:p>fly</text:p>
          </table:table-cell>
          <table:table-cell office:value-type="string">
            <text:p>a little black bug with wings</text:p>
          </table:table-cell>
          <table:table-cell office:value-type="string">
            <text:p>Dolphin's skin is so smooth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number-columns-repeated="2" office:value-type="string">
            <text:p>smooth</text:p>
          </table:table-cell>
          <table:table-cell office:value-type="string">
            <text:p>no bumps, nice to touch</text:p>
          </table:table-cell>
          <table:table-cell office:value-type="string">
            <text:p>Take a picture of this old beautiful tower.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string">
            <text:p>tower</text:p>
          </table:table-cell>
          <table:table-cell office:value-type="string">
            <text:p>tow-er</text:p>
          </table:table-cell>
          <table:table-cell office:value-type="string">
            <text:p>a tall building</text:p>
          </table:table-cell>
          <table:table-cell office:value-type="string">
            <text:p>Can you play drums?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drum</text:p>
          </table:table-cell>
          <table:table-cell office:value-type="string">
            <text:p>a circle that you can hit to make music</text:p>
          </table:table-cell>
          <table:table-cell office:value-type="string">
            <text:p>The crown is too big for you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crown</text:p>
          </table:table-cell>
          <table:table-cell office:value-type="string">
            <text:p>a king's hat</text:p>
          </table:table-cell>
          <table:table-cell office:value-type="string">
            <text:p>We will cross that bridge when we get there.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number-columns-repeated="2" office:value-type="string">
            <text:p>bridge</text:p>
          </table:table-cell>
          <table:table-cell office:value-type="string">
            <text:p>a road that goes over water</text:p>
          </table:table-cell>
          <table:table-cell office:value-type="string">
            <text:p>I have a new grill.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grill</text:p>
          </table:table-cell>
          <table:table-cell office:value-type="string">
            <text:p>a box that cooks food using fire</text:p>
          </table:table-cell>
          <table:table-cell office:value-type="string">
            <text:p>How do we know it is not a trap?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trap</text:p>
          </table:table-cell>
          <table:table-cell office:value-type="string">
            <text:p>a way to catch something</text:p>
          </table:table-cell>
          <table:table-cell office:value-type="string">
            <text:p>Can I borrow your brush?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number-columns-repeated="2" office:value-type="string">
            <text:p>brush</text:p>
          </table:table-cell>
          <table:table-cell office:value-type="string">
            <text:p>a tool that has many hairs and can be used to clean</text:p>
          </table:table-cell>
          <table:table-cell office:value-type="string">
            <text:p>What's my prize?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prize</text:p>
          </table:table-cell>
          <table:table-cell office:value-type="string">
            <text:p>something you win</text:p>
          </table:table-cell>
          <table:table-cell office:value-type="string">
            <text:p>Don't drop your food!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drop</text:p>
          </table:table-cell>
          <table:table-cell office:value-type="string">
            <text:p>to let fall to the ground</text:p>
          </table:table-cell>
          <table:table-cell office:value-type="string">
            <text:p>It is fun to chase crabs on the beach.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number-columns-repeated="2" office:value-type="string">
            <text:p>crab</text:p>
          </table:table-cell>
          <table:table-cell office:value-type="string">
            <text:p>an animal that lives in the water and has claws and a hard shell</text:p>
          </table:table-cell>
          <table:table-cell office:value-type="string">
            <text:p>I don't like green grapes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number-columns-repeated="2" office:value-type="string">
            <text:p>grape</text:p>
          </table:table-cell>
          <table:table-cell office:value-type="string">
            <text:p>a small circle fruit that is purple or green</text:p>
          </table:table-cell>
          <table:table-cell office:value-type="string">
            <text:p>You can eat yogurt with berries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yogurt</text:p>
          </table:table-cell>
          <table:table-cell office:value-type="string">
            <text:p>yo-gurt</text:p>
          </table:table-cell>
          <table:table-cell office:value-type="string">
            <text:p>a kind of gooey food made from milk</text:p>
          </table:table-cell>
          <table:table-cell office:value-type="string">
            <text:p>The topping of this cake is crunchy.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crunchy</text:p>
          </table:table-cell>
          <table:table-cell office:value-type="string">
            <text:p>crunch-y</text:p>
          </table:table-cell>
          <table:table-cell office:value-type="string">
            <text:p>to make a cracking noise when pushed</text:p>
          </table:table-cell>
          <table:table-cell office:value-type="string">
            <text:p>It is a special gift for you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pecial</text:p>
          </table:table-cell>
          <table:table-cell office:value-type="string">
            <text:p>spe-cial</text:p>
          </table:table-cell>
          <table:table-cell office:value-type="string">
            <text:p>hard to find, only one</text:p>
          </table:table-cell>
          <table:table-cell office:value-type="string">
            <text:p>She wears sloppy sweaters and jeans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string">
            <text:p>sloppy</text:p>
          </table:table-cell>
          <table:table-cell office:value-type="string">
            <text:p>slop-py</text:p>
          </table:table-cell>
          <table:table-cell office:value-type="string">
            <text:p>not clean, messy</text:p>
          </table:table-cell>
          <table:table-cell office:value-type="string">
            <text:p>I like to play on the swing.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number-columns-repeated="2" office:value-type="string">
            <text:p>swing</text:p>
          </table:table-cell>
          <table:table-cell office:value-type="string">
            <text:p>a board with two ropes at the park that you can sit and play on</text:p>
          </table:table-cell>
          <table:table-cell office:value-type="string">
            <text:p>Step on the scale!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cale</text:p>
          </table:table-cell>
          <table:table-cell office:value-type="string">
            <text:p>a machine that says how heavy you are</text:p>
          </table:table-cell>
          <table:table-cell office:value-type="string">
            <text:p>Don't spray water in the bathroom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pray</text:p>
          </table:table-cell>
          <table:table-cell office:value-type="string">
            <text:p>to make water fly out of a small hole</text:p>
          </table:table-cell>
          <table:table-cell office:value-type="string">
            <text:p>A square has four sides.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number-columns-repeated="2" office:value-type="string">
            <text:p>square</text:p>
          </table:table-cell>
          <table:table-cell office:value-type="string">
            <text:p>a shape with 4 equal sides</text:p>
          </table:table-cell>
          <table:table-cell office:value-type="string">
            <text:p>This string is strong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tring</text:p>
          </table:table-cell>
          <table:table-cell office:value-type="string">
            <text:p>a small rope</text:p>
          </table:table-cell>
          <table:table-cell office:value-type="string">
            <text:p>Don't spill the soup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ill</text:p>
          </table:table-cell>
          <table:table-cell office:value-type="string">
            <text:p>to drop water on the ground</text:p>
          </table:table-cell>
          <table:table-cell office:value-type="string">
            <text:p>I have a spare room.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number-columns-repeated="2" office:value-type="string">
            <text:p>spare</text:p>
          </table:table-cell>
          <table:table-cell office:value-type="string">
            <text:p>extra, to have another</text:p>
          </table:table-cell>
          <table:table-cell office:value-type="string">
            <text:p>Please stand up!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tand</text:p>
          </table:table-cell>
          <table:table-cell office:value-type="string">
            <text:p>to use your legs to stay in one place</text:p>
          </table:table-cell>
          <table:table-cell office:value-type="string">
            <text:p>How do you sneak out of school?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number-columns-repeated="2" office:value-type="string">
            <text:p>sneak</text:p>
          </table:table-cell>
          <table:table-cell office:value-type="string">
            <text:p>to walk quietly</text:p>
          </table:table-cell>
          <table:table-cell office:value-type="string">
            <text:p>You can sprinkle bits of chocolate on the cake.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sprinkle</text:p>
          </table:table-cell>
          <table:table-cell office:value-type="string">
            <text:p>sprink-le</text:p>
          </table:table-cell>
          <table:table-cell office:value-type="string">
            <text:p>to drop many small things</text:p>
          </table:table-cell>
          <table:table-cell office:value-type="string">
            <text:p>She winks at me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wink</text:p>
          </table:table-cell>
          <table:table-cell office:value-type="string">
            <text:p>to close one eye at someone</text:p>
          </table:table-cell>
          <table:table-cell office:value-type="string">
            <text:p>Turn off the lamp please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number-columns-repeated="2" office:value-type="string">
            <text:p>lamp</text:p>
          </table:table-cell>
          <table:table-cell office:value-type="string">
            <text:p>a light that stands on a floor or table</text:p>
          </table:table-cell>
          <table:table-cell office:value-type="string">
            <text:p>This is my wedding ring.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string">
            <text:p>ring (n)</text:p>
          </table:table-cell>
          <table:table-cell office:value-type="string">
            <text:p>ring</text:p>
          </table:table-cell>
          <table:table-cell office:value-type="string">
            <text:p>a pretty circle that you wear on your finger</text:p>
          </table:table-cell>
          <table:table-cell office:value-type="string">
            <text:p>There is a dent in the fence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dent</text:p>
          </table:table-cell>
          <table:table-cell office:value-type="string">
            <text:p>a part of a wall that goes in but is not a hole</text:p>
          </table:table-cell>
          <table:table-cell office:value-type="string">
            <text:p>Can you write a list of your favorite fruits?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list</text:p>
          </table:table-cell>
          <table:table-cell office:value-type="string">
            <text:p>a way to organize things with 1, 2, 3...</text:p>
          </table:table-cell>
          <table:table-cell office:value-type="string">
            <text:p>George plays in the band.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number-columns-repeated="2" office:value-type="string">
            <text:p>band</text:p>
          </table:table-cell>
          <table:table-cell office:value-type="string">
            <text:p>many people playing music together</text:p>
          </table:table-cell>
          <table:table-cell office:value-type="string">
            <text:p>I'm so glad you are here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glad</text:p>
          </table:table-cell>
          <table:table-cell office:value-type="string">
            <text:p>happy</text:p>
          </table:table-cell>
          <table:table-cell office:value-type="string">
            <text:p>Spiders spin webs.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number-columns-repeated="2" office:value-type="string">
            <text:p>spin</text:p>
          </table:table-cell>
          <table:table-cell office:value-type="string">
            <text:p>to go in circles quickly</text:p>
          </table:table-cell>
          <table:table-cell office:value-type="string">
            <text:p>My tea is too sweet.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number-columns-repeated="2" office:value-type="string">
            <text:p>sweet</text:p>
          </table:table-cell>
          <table:table-cell office:value-type="string">
            <text:p>tasty like sugar or cake</text:p>
          </table:table-cell>
          <table:table-cell office:value-type="string">
            <text:p>I don't sense anything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sense (n)</text:p>
          </table:table-cell>
          <table:table-cell office:value-type="string">
            <text:p>sense</text:p>
          </table:table-cell>
          <table:table-cell office:value-type="string">
            <text:p>feeling, smelling, tasting, hearing, or seeing</text:p>
          </table:table-cell>
          <table:table-cell office:value-type="string">
            <text:p>Don't pretend you can't here me!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retend</text:p>
          </table:table-cell>
          <table:table-cell office:value-type="string">
            <text:p>pre-tend</text:p>
          </table:table-cell>
          <table:table-cell office:value-type="string">
            <text:p>to act like something is real</text:p>
          </table:table-cell>
          <table:table-cell office:value-type="string">
            <text:p>I like to eat popcorn.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string">
            <text:p>popcorn</text:p>
          </table:table-cell>
          <table:table-cell office:value-type="string">
            <text:p>pop-corn</text:p>
          </table:table-cell>
          <table:table-cell office:value-type="string">
            <text:p>a snack you make by heating up corn</text:p>
          </table:table-cell>
          <table:table-cell office:value-type="string">
            <text:p>You can ride a youbike or take a taxi.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taxi</text:p>
          </table:table-cell>
          <table:table-cell office:value-type="string">
            <text:p>tax-i</text:p>
          </table:table-cell>
          <table:table-cell office:value-type="string">
            <text:p>a yellow car that you can ask to take you somewhere</text:p>
          </table:table-cell>
          <table:table-cell office:value-type="string">
            <text:p>Do you like pretzels?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string">
            <text:p>pretzel</text:p>
          </table:table-cell>
          <table:table-cell office:value-type="string">
            <text:p>pret-zel</text:p>
          </table:table-cell>
          <table:table-cell office:value-type="string">
            <text:p>a snack made out of a twisted line of bread</text:p>
          </table:table-cell>
          <table:table-cell office:value-type="string">
            <text:p>He is thick as a brick.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brick</text:p>
          </table:table-cell>
          <table:table-cell office:value-type="string">
            <text:p>a block of rock that you can use to build</text:p>
          </table:table-cell>
          <table:table-cell table:style-name="ce3"/>
        </table:table-row>
        <table:table-row table:style-name="ro1">
          <table:table-cell office:value-type="float" office:value="281">
            <text:p>281</text:p>
          </table:table-cell>
          <table:table-cell table:number-columns-repeated="2" office:value-type="string">
            <text:p>trunk</text:p>
          </table:table-cell>
          <table:table-cell office:value-type="string">
            <text:p>the part of a tree near the ground, an elephant's nose</text:p>
          </table:table-cell>
          <table:table-cell table:style-name="ce3"/>
        </table:table-row>
        <table:table-row table:style-name="ro1">
          <table:table-cell office:value-type="float" office:value="283">
            <text:p>283</text:p>
          </table:table-cell>
          <table:table-cell table:number-columns-repeated="2" office:value-type="string">
            <text:p>hill</text:p>
          </table:table-cell>
          <table:table-cell office:value-type="string">
            <text:p>a small mountain</text:p>
          </table:table-cell>
          <table:table-cell table:style-name="ce3"/>
        </table:table-row>
        <table:table-row table:style-name="ro1">
          <table:table-cell office:value-type="float" office:value="283">
            <text:p>283</text:p>
          </table:table-cell>
          <table:table-cell office:value-type="string">
            <text:p>still (adj)</text:p>
          </table:table-cell>
          <table:table-cell office:value-type="string">
            <text:p>still</text:p>
          </table:table-cell>
          <table:table-cell office:value-type="string">
            <text:p>not moving</text:p>
          </table:table-cell>
          <table:table-cell table:style-name="ce3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ck</text:p>
          </table:table-cell>
          <table:table-cell office:value-type="string">
            <text:p>fat, not thin</text:p>
          </table:table-cell>
          <table:table-cell table:style-name="ce3"/>
        </table:table-row>
        <table:table-row table:style-name="ro1">
          <table:table-cell office:value-type="float" office:value="285">
            <text:p>285</text:p>
          </table:table-cell>
          <table:table-cell office:value-type="string">
            <text:p>thunder</text:p>
          </table:table-cell>
          <table:table-cell office:value-type="string">
            <text:p>thund-er</text:p>
          </table:table-cell>
          <table:table-cell office:value-type="string">
            <text:p>a loud sound from a storm</text:p>
          </table:table-cell>
          <table:table-cell table:style-name="ce3"/>
        </table:table-row>
        <table:table-row table:style-name="ro1">
          <table:table-cell office:value-type="float" office:value="285">
            <text:p>285</text:p>
          </table:table-cell>
          <table:table-cell table:number-columns-repeated="2" office:value-type="string">
            <text:p>thin</text:p>
          </table:table-cell>
          <table:table-cell office:value-type="string">
            <text:p>not fat, not thick</text:p>
          </table:table-cell>
          <table:table-cell table:style-name="ce3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umb</text:p>
          </table:table-cell>
          <table:table-cell office:value-type="string">
            <text:p>the big finger on your hand</text:p>
          </table:table-cell>
          <table:table-cell table:style-name="ce3"/>
        </table:table-row>
        <table:table-row table:style-name="ro1">
          <table:table-cell office:value-type="float" office:value="286">
            <text:p>286</text:p>
          </table:table-cell>
          <table:table-cell table:number-columns-repeated="2" office:value-type="string">
            <text:p>thorn</text:p>
          </table:table-cell>
          <table:table-cell office:value-type="string">
            <text:p>a sharp part of a plant</text:p>
          </table:table-cell>
          <table:table-cell table:style-name="ce3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ine</text:p>
          </table:table-cell>
          <table:table-cell office:value-type="string">
            <text:p>to make light</text:p>
          </table:table-cell>
          <table:table-cell table:style-name="ce3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shovel</text:p>
          </table:table-cell>
          <table:table-cell office:value-type="string">
            <text:p>shov-el</text:p>
          </table:table-cell>
          <table:table-cell office:value-type="string">
            <text:p>a tool used for digging</text:p>
          </table:table-cell>
          <table:table-cell table:style-name="ce3"/>
        </table:table-row>
        <table:table-row table:style-name="ro1">
          <table:table-cell office:value-type="float" office:value="287">
            <text:p>287</text:p>
          </table:table-cell>
          <table:table-cell table:number-columns-repeated="2" office:value-type="string">
            <text:p>shape</text:p>
          </table:table-cell>
          <table:table-cell office:value-type="string">
            <text:p>circle, square, triangle...</text:p>
          </table:table-cell>
          <table:table-cell table:style-name="ce3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elf</text:p>
          </table:table-cell>
          <table:table-cell office:value-type="string">
            <text:p>a small table where you can keep things</text:p>
          </table:table-cell>
          <table:table-cell table:style-name="ce3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ip</text:p>
          </table:table-cell>
          <table:table-cell office:value-type="string">
            <text:p>a big boat</text:p>
          </table:table-cell>
          <table:table-cell table:style-name="ce3"/>
        </table:table-row>
        <table:table-row table:style-name="ro1">
          <table:table-cell office:value-type="float" office:value="288">
            <text:p>288</text:p>
          </table:table-cell>
          <table:table-cell table:number-columns-repeated="2" office:value-type="string">
            <text:p>shake</text:p>
          </table:table-cell>
          <table:table-cell office:value-type="string">
            <text:p>to move side to side</text:p>
          </table:table-cell>
          <table:table-cell table:style-name="ce3"/>
        </table:table-row>
        <table:table-row table:style-name="ro1">
          <table:table-cell office:value-type="float" office:value="289">
            <text:p>289</text:p>
          </table:table-cell>
          <table:table-cell table:number-columns-repeated="2" office:value-type="string">
            <text:p>wheel</text:p>
          </table:table-cell>
          <table:table-cell office:value-type="string">
            <text:p>a circle used for moving</text:p>
          </table:table-cell>
          <table:table-cell table:style-name="ce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per</text:p>
          </table:table-cell>
          <table:table-cell office:value-type="string">
            <text:p>whisp-er</text:p>
          </table:table-cell>
          <table:table-cell office:value-type="string">
            <text:p>to speak very quietly</text:p>
          </table:table-cell>
          <table:table-cell table:style-name="ce3"/>
        </table:table-row>
        <table:table-row table:style-name="ro1">
          <table:table-cell office:value-type="float" office:value="289">
            <text:p>289</text:p>
          </table:table-cell>
          <table:table-cell office:value-type="string">
            <text:p>whisker</text:p>
          </table:table-cell>
          <table:table-cell office:value-type="string">
            <text:p>whisk-er</text:p>
          </table:table-cell>
          <table:table-cell office:value-type="string">
            <text:p>hairs near an animal's mouth</text:p>
          </table:table-cell>
          <table:table-cell table:style-name="ce3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storm</text:p>
          </table:table-cell>
          <table:table-cell office:value-type="string">
            <text:p>a very scary cloud that makes rain</text:p>
          </table:table-cell>
          <table:table-cell table:style-name="ce3"/>
        </table:table-row>
        <table:table-row table:style-name="ro1">
          <table:table-cell office:value-type="float" office:value="290">
            <text:p>290</text:p>
          </table:table-cell>
          <table:table-cell table:number-columns-repeated="2" office:value-type="string">
            <text:p>whine</text:p>
          </table:table-cell>
          <table:table-cell office:value-type="string">
            <text:p>to complain, to talk about why you are mad</text:p>
          </table:table-cell>
          <table:table-cell table:style-name="ce3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ange</text:p>
          </table:table-cell>
          <table:table-cell office:value-type="string">
            <text:p>to do something differently</text:p>
          </table:table-cell>
          <table:table-cell table:style-name="ce3"/>
        </table:table-row>
        <table:table-row table:style-name="ro1">
          <table:table-cell office:value-type="float" office:value="291">
            <text:p>291</text:p>
          </table:table-cell>
          <table:table-cell table:number-columns-repeated="2" office:value-type="string">
            <text:p>church</text:p>
          </table:table-cell>
          <table:table-cell office:value-type="string">
            <text:p>a building where you can pray</text:p>
          </table:table-cell>
          <table:table-cell table:style-name="ce3"/>
        </table:table-row>
        <table:table-row table:style-name="ro1">
          <table:table-cell office:value-type="float" office:value="291">
            <text:p>291</text:p>
          </table:table-cell>
          <table:table-cell office:value-type="string">
            <text:p>chopsticks</text:p>
          </table:table-cell>
          <table:table-cell office:value-type="string">
            <text:p>chop-sticks</text:p>
          </table:table-cell>
          <table:table-cell office:value-type="string">
            <text:p>to sticks used for eating</text:p>
          </table:table-cell>
          <table:table-cell table:style-name="ce3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in</text:p>
          </table:table-cell>
          <table:table-cell office:value-type="string">
            <text:p>the bottom of your face</text:p>
          </table:table-cell>
          <table:table-cell table:style-name="ce3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eek</text:p>
          </table:table-cell>
          <table:table-cell office:value-type="string">
            <text:p>the sides of your face</text:p>
          </table:table-cell>
          <table:table-cell table:style-name="ce3"/>
        </table:table-row>
        <table:table-row table:style-name="ro1">
          <table:table-cell office:value-type="float" office:value="292">
            <text:p>292</text:p>
          </table:table-cell>
          <table:table-cell table:number-columns-repeated="2" office:value-type="string">
            <text:p>chop</text:p>
          </table:table-cell>
          <table:table-cell office:value-type="string">
            <text:p>to use an axe to cut a tree</text:p>
          </table:table-cell>
          <table:table-cell table:style-name="ce3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ife</text:p>
          </table:table-cell>
          <table:table-cell office:value-type="string">
            <text:p>a tool used for cutting or stabbing</text:p>
          </table:table-cell>
          <table:table-cell table:style-name="ce3"/>
        </table:table-row>
        <table:table-row table:style-name="ro1">
          <table:table-cell office:value-type="float" office:value="293">
            <text:p>293</text:p>
          </table:table-cell>
          <table:table-cell table:number-columns-repeated="2" office:value-type="string">
            <text:p>knot</text:p>
          </table:table-cell>
          <table:table-cell office:value-type="string">
            <text:p>when you tie two strings or ropes together</text:p>
          </table:table-cell>
          <table:table-cell table:style-name="ce3"/>
        </table:table-row>
        <table:table-row table:style-name="ro1">
          <table:table-cell office:value-type="float" office:value="293">
            <text:p>293</text:p>
          </table:table-cell>
          <table:table-cell office:value-type="string">
            <text:p>kangaroo</text:p>
          </table:table-cell>
          <table:table-cell office:value-type="string">
            <text:p>kang-a-roo</text:p>
          </table:table-cell>
          <table:table-cell office:value-type="string">
            <text:p>an animal that jumps and keeps its babies in a pouch</text:p>
          </table:table-cell>
          <table:table-cell table:style-name="ce3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ck</text:p>
          </table:table-cell>
          <table:table-cell office:value-type="string">
            <text:p>to hit to make a sound</text:p>
          </table:table-cell>
          <table:table-cell table:style-name="ce3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ight</text:p>
          </table:table-cell>
          <table:table-cell office:value-type="string">
            <text:p>a person who rides a horse and uses a sword</text:p>
          </table:table-cell>
          <table:table-cell table:style-name="ce3"/>
        </table:table-row>
        <table:table-row table:style-name="ro1">
          <table:table-cell office:value-type="float" office:value="294">
            <text:p>294</text:p>
          </table:table-cell>
          <table:table-cell table:number-columns-repeated="2" office:value-type="string">
            <text:p>knob</text:p>
          </table:table-cell>
          <table:table-cell office:value-type="string">
            <text:p>a circle on a door that you can turn to open</text:p>
          </table:table-cell>
          <table:table-cell table:style-name="ce3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chain</text:p>
          </table:table-cell>
          <table:table-cell office:value-type="string">
            <text:p>a rope made out of metal circles</text:p>
          </table:table-cell>
          <table:table-cell table:style-name="ce3"/>
        </table:table-row>
        <table:table-row table:style-name="ro1">
          <table:table-cell office:value-type="float" office:value="295">
            <text:p>295</text:p>
          </table:table-cell>
          <table:table-cell table:number-columns-repeated="2" office:value-type="string">
            <text:p>think</text:p>
          </table:table-cell>
          <table:table-cell office:value-type="string">
            <text:p>to use your brain</text:p>
          </table:table-cell>
          <table:table-cell table:style-name="ce3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ark</text:p>
          </table:table-cell>
          <table:table-cell office:value-type="string">
            <text:p>a big scary fish</text:p>
          </table:table-cell>
          <table:table-cell table:style-name="ce3"/>
        </table:table-row>
        <table:table-row table:style-name="ro1">
          <table:table-cell office:value-type="float" office:value="297">
            <text:p>297</text:p>
          </table:table-cell>
          <table:table-cell table:number-columns-repeated="2" office:value-type="string">
            <text:p>shut</text:p>
          </table:table-cell>
          <table:table-cell office:value-type="string">
            <text:p>to close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luffy</text:p>
          </table:table-cell>
          <table:table-cell office:value-type="string">
            <text:p>fluff-y</text:p>
          </table:table-cell>
          <table:table-cell office:value-type="string">
            <text:p>to have a lot of hair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feather</text:p>
          </table:table-cell>
          <table:table-cell office:value-type="string">
            <text:p>feath-er</text:p>
          </table:table-cell>
          <table:table-cell office:value-type="string">
            <text:p>a part of a bird that looks like hair</text:p>
          </table:table-cell>
          <table:table-cell table:style-name="ce3"/>
        </table:table-row>
        <table:table-row table:style-name="ro1">
          <table:table-cell office:value-type="float" office:value="299">
            <text:p>299</text:p>
          </table:table-cell>
          <table:table-cell office:value-type="string">
            <text:p>cover (v)</text:p>
          </table:table-cell>
          <table:table-cell office:value-type="string">
            <text:p>cov-er</text:p>
          </table:table-cell>
          <table:table-cell office:value-type="string">
            <text:p>to make it so others can't see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ers</text:p>
          </table:table-cell>
          <table:table-cell office:value-type="string">
            <text:p>check-ers</text:p>
          </table:table-cell>
          <table:table-cell office:value-type="string">
            <text:p>a game with red and black squares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whistle</text:p>
          </table:table-cell>
          <table:table-cell office:value-type="string">
            <text:p>whist-le</text:p>
          </table:table-cell>
          <table:table-cell office:value-type="string">
            <text:p>to make a high sound using air</text:p>
          </table:table-cell>
          <table:table-cell table:style-name="ce3"/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check (n)</text:p>
          </table:table-cell>
          <table:table-cell office:value-type="string">
            <text:p>check</text:p>
          </table:table-cell>
          <table:table-cell office:value-type="string">
            <text:p>a mark on a paper that means "good"</text:p>
          </table:table-cell>
          <table:table-cell table:style-name="ce3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whip</text:p>
          </table:table-cell>
          <table:table-cell office:value-type="string">
            <text:p>to use a rope to hit</text:p>
          </table:table-cell>
          <table:table-cell table:style-name="ce3"/>
        </table:table-row>
        <table:table-row table:style-name="ro1">
          <table:table-cell office:value-type="float" office:value="302">
            <text:p>302</text:p>
          </table:table-cell>
          <table:table-cell table:number-columns-repeated="2" office:value-type="string">
            <text:p>shave</text:p>
          </table:table-cell>
          <table:table-cell office:value-type="string">
            <text:p>to cut hair with a knife</text:p>
          </table:table-cell>
          <table:table-cell table:style-name="ce3"/>
        </table:table-row>
        <table:table-row table:style-name="ro1">
          <table:table-cell office:value-type="float" office:value="303">
            <text:p>303</text:p>
          </table:table-cell>
          <table:table-cell table:number-columns-repeated="2" office:value-type="string">
            <text:p>ground</text:p>
          </table:table-cell>
          <table:table-cell office:value-type="string">
            <text:p>the floor outside</text:p>
          </table:table-cell>
          <table:table-cell table:style-name="ce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wheelchair</text:p>
          </table:table-cell>
          <table:table-cell office:value-type="string">
            <text:p>wheel-chair</text:p>
          </table:table-cell>
          <table:table-cell office:value-type="string">
            <text:p>a chair that you can use to move if you can't walk</text:p>
          </table:table-cell>
          <table:table-cell table:style-name="ce3"/>
        </table:table-row>
        <table:table-row table:style-name="ro1">
          <table:table-cell office:value-type="float" office:value="305">
            <text:p>305</text:p>
          </table:table-cell>
          <table:table-cell office:value-type="string">
            <text:p>raincoat</text:p>
          </table:table-cell>
          <table:table-cell office:value-type="string">
            <text:p>rain-coat</text:p>
          </table:table-cell>
          <table:table-cell office:value-type="string">
            <text:p>a coat you can use to stay dry</text:p>
          </table:table-cell>
          <table:table-cell table:style-name="ce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mailbox</text:p>
          </table:table-cell>
          <table:table-cell office:value-type="string">
            <text:p>mail-box</text:p>
          </table:table-cell>
          <table:table-cell office:value-type="string">
            <text:p>a box that you can put mail inside</text:p>
          </table:table-cell>
          <table:table-cell table:style-name="ce3"/>
        </table:table-row>
        <table:table-row table:style-name="ro1">
          <table:table-cell office:value-type="float" office:value="306">
            <text:p>306</text:p>
          </table:table-cell>
          <table:table-cell office:value-type="string">
            <text:p>shoelace</text:p>
          </table:table-cell>
          <table:table-cell office:value-type="string">
            <text:p>shoe-lace</text:p>
          </table:table-cell>
          <table:table-cell office:value-type="string">
            <text:p>a string that you use to tie your shoes</text:p>
          </table:table-cell>
          <table:table-cell table:style-name="ce3"/>
        </table:table-row>
        <table:table-row table:style-name="ro1">
          <table:table-cell office:value-type="float" office:value="307">
            <text:p>307</text:p>
          </table:table-cell>
          <table:table-cell table:number-columns-repeated="2" office:value-type="string">
            <text:p>bud</text:p>
          </table:table-cell>
          <table:table-cell office:value-type="string">
            <text:p>a baby flower</text:p>
          </table:table-cell>
          <table:table-cell table:style-name="ce3"/>
        </table:table-row>
        <table:table-row table:style-name="ro1">
          <table:table-cell office:value-type="float" office:value="308">
            <text:p>308</text:p>
          </table:table-cell>
          <table:table-cell office:value-type="string">
            <text:p>contraction</text:p>
          </table:table-cell>
          <table:table-cell office:value-type="string">
            <text:p>con-trac-tion</text:p>
          </table:table-cell>
          <table:table-cell office:value-type="string">
            <text:p>two words combined and missing a letter</text:p>
          </table:table-cell>
          <table:table-cell table:style-name="ce3"/>
        </table:table-row>
        <table:table-row table:style-name="ro1">
          <table:table-cell office:value-type="float" office:value="309">
            <text:p>309</text:p>
          </table:table-cell>
          <table:table-cell table:number-columns-repeated="2" office:value-type="string">
            <text:p>plan</text:p>
          </table:table-cell>
          <table:table-cell office:value-type="string">
            <text:p>something you will try to do later</text:p>
          </table:table-cell>
          <table:table-cell table:style-name="ce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pick (v)</text:p>
          </table:table-cell>
          <table:table-cell office:value-type="string">
            <text:p>pick</text:p>
          </table:table-cell>
          <table:table-cell office:value-type="string">
            <text:p>to choose one</text:p>
          </table:table-cell>
          <table:table-cell table:style-name="ce3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mix</text:p>
          </table:table-cell>
          <table:table-cell office:value-type="string">
            <text:p>to put things together and make them into one</text:p>
          </table:table-cell>
          <table:table-cell table:style-name="ce3"/>
        </table:table-row>
        <table:table-row table:style-name="ro1">
          <table:table-cell office:value-type="float" office:value="311">
            <text:p>311</text:p>
          </table:table-cell>
          <table:table-cell table:number-columns-repeated="2" office:value-type="string">
            <text:p>crawl</text:p>
          </table:table-cell>
          <table:table-cell office:value-type="string">
            <text:p>to move on the ground using hands without walking</text:p>
          </table:table-cell>
          <table:table-cell table:style-name="ce3"/>
        </table:table-row>
        <table:table-row table:style-name="ro1">
          <table:table-cell office:value-type="float" office:value="312">
            <text:p>312</text:p>
          </table:table-cell>
          <table:table-cell table:number-columns-repeated="2" office:value-type="string">
            <text:p>quack</text:p>
          </table:table-cell>
          <table:table-cell office:value-type="string">
            <text:p>a duck sound</text:p>
          </table:table-cell>
          <table:table-cell table:style-name="ce3"/>
        </table:table-row>
        <table:table-row table:style-name="ro1">
          <table:table-cell office:value-type="float" office:value="313">
            <text:p>313</text:p>
          </table:table-cell>
          <table:table-cell table:number-columns-repeated="2" office:value-type="string">
            <text:p>laugh</text:p>
          </table:table-cell>
          <table:table-cell office:value-type="string">
            <text:p>the sound you make when you hear something funny</text:p>
          </table:table-cell>
          <table:table-cell table:style-name="ce3"/>
        </table:table-row>
        <table:table-row table:style-name="ro1">
          <table:table-cell office:value-type="float" office:value="314">
            <text:p>314</text:p>
          </table:table-cell>
          <table:table-cell office:value-type="string">
            <text:p>tiger</text:p>
          </table:table-cell>
          <table:table-cell office:value-type="string">
            <text:p>ti-ger</text:p>
          </table:table-cell>
          <table:table-cell office:value-type="string">
            <text:p>a big cat-like animal with stripes</text:p>
          </table:table-cell>
          <table:table-cell table:style-name="ce3"/>
        </table:table-row>
        <table:table-row table:style-name="ro1">
          <table:table-cell office:value-type="float" office:value="315">
            <text:p>315</text:p>
          </table:table-cell>
          <table:table-cell office:value-type="string">
            <text:p>match (v)</text:p>
          </table:table-cell>
          <table:table-cell office:value-type="string">
            <text:p>match</text:p>
          </table:table-cell>
          <table:table-cell office:value-type="string">
            <text:p>to look the same, to choose two that look the same</text:p>
          </table:table-cell>
          <table:table-cell table:style-name="ce3"/>
        </table:table-row>
        <table:table-row table:style-name="ro1">
          <table:table-cell office:value-type="float" office:value="316">
            <text:p>316</text:p>
          </table:table-cell>
          <table:table-cell table:number-columns-repeated="2" office:value-type="string">
            <text:p>stairs</text:p>
          </table:table-cell>
          <table:table-cell office:value-type="string">
            <text:p>a part of the floor that goes up that you can walk up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wish</text:p>
          </table:table-cell>
          <table:table-cell office:value-type="string">
            <text:p>to hope for something crazy to happen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stick</text:p>
          </table:table-cell>
          <table:table-cell office:value-type="string">
            <text:p>a long small piece of a tree</text:p>
          </table:table-cell>
          <table:table-cell table:style-name="ce3"/>
        </table:table-row>
        <table:table-row table:style-name="ro1">
          <table:table-cell office:value-type="float" office:value="317">
            <text:p>317</text:p>
          </table:table-cell>
          <table:table-cell table:number-columns-repeated="2" office:value-type="string">
            <text:p>pack</text:p>
          </table:table-cell>
          <table:table-cell office:value-type="string">
            <text:p>to put things in a bag for traveling</text:p>
          </table:table-cell>
          <table:table-cell table:style-name="ce3"/>
        </table:table-row>
        <table:table-row table:style-name="ro1">
          <table:table-cell office:value-type="float" office:value="319">
            <text:p>319</text:p>
          </table:table-cell>
          <table:table-cell table:number-columns-repeated="2" office:value-type="string">
            <text:p>yell</text:p>
          </table:table-cell>
          <table:table-cell office:value-type="string">
            <text:p>to shout</text:p>
          </table:table-cell>
          <table:table-cell table:style-name="ce3"/>
        </table:table-row>
        <table:table-row table:style-name="ro1">
          <table:table-cell office:value-type="float" office:value="320">
            <text:p>320</text:p>
          </table:table-cell>
          <table:table-cell table:number-columns-repeated="2" office:value-type="string">
            <text:p>fill</text:p>
          </table:table-cell>
          <table:table-cell office:value-type="string">
            <text:p>to put everything inside until there is no more room</text:p>
          </table:table-cell>
          <table:table-cell table:style-name="ce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0">12/20/2020</text:date>, <text:time>20:39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5M44S</meta:editing-duration>
    <meta:editing-cycles>16</meta:editing-cycles>
    <meta:generator>OpenOffice/4.1.6$Win32 OpenOffice.org_project/416m1$Build-9790</meta:generator>
    <dc:date>2020-12-20T20:39:37.75</dc:date>
    <meta:document-statistic meta:table-count="3" meta:cell-count="1495" meta:object-count="0"/>
    <meta:user-defined meta:name="Info 1"/>
    <meta:user-defined meta:name="Info 2"/>
    <meta:user-defined meta:name="Info 3"/>
    <meta:user-defined meta:name="Info 4"/>
  </office:meta>
</office:document-meta>
</file>